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〜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
foregone 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〜〜!! That's our Carat-sama!
Benevolent 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beat us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n impass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〜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m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
am talking about 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